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37000000165356CA92A869A790.png" manifest:media-type="image/png"/>
  <manifest:file-entry manifest:full-path="Pictures/10000001000000D40000001A15978B64CE719B96.png" manifest:media-type="image/png"/>
  <manifest:file-entry manifest:full-path="Pictures/100000010000003700000016ED3B9BEA53E948A2.png" manifest:media-type="image/png"/>
  <manifest:file-entry manifest:full-path="Pictures/10000B3E0000044A000001BD5F9944AF7FA410A3.svg" manifest:media-type="image/svg+xml"/>
  <manifest:file-entry manifest:full-path="Pictures/10000BFA0000044A000001BDDC30F06DBB3DBD6B.svg" manifest:media-type="image/svg+xml"/>
  <manifest:file-entry manifest:full-path="Pictures/100009510000044A000001BD43ACD18247B623BA.svg" manifest:media-type="image/svg+xml"/>
  <manifest:file-entry manifest:full-path="Pictures/1000000100000021000000158DB55B13844114D9.png" manifest:media-type="image/png"/>
  <manifest:file-entry manifest:full-path="Pictures/1000098900000299000001A458C3EDD424E23F47.svg" manifest:media-type="image/svg+xml"/>
  <manifest:file-entry manifest:full-path="Pictures/10001BEC0000108F00000200D805C094E3935EE8.svg" manifest:media-type="image/svg+xml"/>
  <manifest:file-entry manifest:full-path="Pictures/1000000100000021000000153DAE4C4E78D401EE.png" manifest:media-type="image/png"/>
  <manifest:file-entry manifest:full-path="Pictures/1000000100000037000000164C41DD912C086176.png" manifest:media-type="image/png"/>
  <manifest:file-entry manifest:full-path="Pictures/100008CD00000299000001A5287BA1E267DB4493.svg" manifest:media-type="image/svg+xml"/>
  <manifest:file-entry manifest:full-path="Pictures/1000080300000299000001A5165FC1FD2DC1B05E.svg" manifest:media-type="image/svg+xml"/>
  <manifest:file-entry manifest:full-path="Pictures/100000010000002100000015943045F94521CA0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5" style:family="graphic" style:parent-style-name="objectwithoutfill">
      <style:graphic-properties svg:stroke-color="#cccccc" draw:marker-end="Arrowheads_20_1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Helvetica1" fo:font-size="10pt" style:font-size-asian="10pt" style:font-size-complex="10pt"/>
    </style:style>
    <style:style style:name="T1" style:family="text">
      <style:text-properties style:font-name="Helvetica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54cm" svg:y="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6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317cm" svg:x="2.492cm" svg:y="1.9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223cm" svg:height="0.953cm" svg:x="0.018cm" svg:y="0.206cm">
          <draw:text-box>
            <text:p text:style-name="P2"><text:span text:style-name="T1">x1</text:span></text:p>
            <text:p text:style-name="P2"><text:span text:style-name="T1">Temp</text:span></text:p>
          </draw:text-box>
        </draw:frame>
        <draw:frame draw:style-name="gr4" draw:text-style-name="P3" draw:layer="layout" svg:width="2.223cm" svg:height="0.953cm" svg:x="0.019cm" svg:y="1.307cm">
          <draw:text-box>
            <text:p text:style-name="P2"><text:span text:style-name="T1">x2</text:span></text:p>
            <text:p text:style-name="P2"><text:span text:style-name="T1">Humidity</text:span></text:p>
          </draw:text-box>
        </draw:frame>
        <draw:frame draw:style-name="gr3" draw:text-style-name="P3" draw:layer="layout" svg:width="2.223cm" svg:height="0.953cm" svg:x="2.721cm" svg:y="3.997cm">
          <draw:text-box>
            <text:p text:style-name="P2"><text:span text:style-name="T1">Hidden</text:span></text:p>
            <text:p text:style-name="P2"><text:span text:style-name="T1">Layer</text:span></text:p>
          </draw:text-box>
        </draw:frame>
        <draw:line draw:style-name="gr5" draw:text-style-name="P1" draw:layer="layout" svg:x1="4.154cm" svg:y1="0.733cm" svg:x2="5.834cm" svg:y2="1.733cm">
          <text:p/>
        </draw:line>
        <draw:line draw:style-name="gr5" draw:text-style-name="P1" draw:layer="layout" svg:x1="4.181cm" svg:y1="2.061cm" svg:x2="5.639cm" svg:y2="2.063cm">
          <text:p/>
        </draw:line>
        <draw:line draw:style-name="gr5" draw:text-style-name="P1" draw:layer="layout" svg:x1="4.181cm" svg:y1="3.404cm" svg:x2="5.965cm" svg:y2="2.346cm">
          <text:p/>
        </draw:line>
        <draw:line draw:style-name="gr5" draw:text-style-name="P1" draw:layer="layout" svg:x1="6.28cm" svg:y1="2.074cm" svg:x2="8.107cm" svg:y2="2.075cm">
          <text:p/>
        </draw:line>
        <draw:frame draw:style-name="gr6" draw:text-style-name="P3" draw:layer="layout" svg:width="2.859cm" svg:height="0.602cm" svg:x="6.885cm" svg:y="0.709cm">
          <draw:text-box>
            <text:p text:style-name="P2"><text:span text:style-name="T1">Will it rain?</text:span></text:p>
          </draw:text-box>
        </draw:frame>
        <draw:frame draw:style-name="gr7" draw:text-style-name="P2" draw:layer="layout" svg:width="4.238cm" svg:height="0.511cm" svg:x="6.538cm" svg:y="1.38cm">
          <draw:image xlink:href="Pictures/10001BEC0000108F00000200D805C094E3935EE8.svg" xlink:type="simple" xlink:show="embed" xlink:actuate="onLoad" draw:mime-type="image/svg+xml">
            <text:p/>
          </draw:image>
          <draw:image xlink:href="Pictures/10000001000000D40000001A15978B64CE719B96.png" xlink:type="simple" xlink:show="embed" xlink:actuate="onLoad" draw:mime-type="image/png"/>
        </draw:frame>
        <draw:frame draw:style-name="gr7" draw:text-style-name="P2" draw:layer="layout" svg:width="0.664cm" svg:height="0.42cm" svg:x="4.325cm" svg:y="0.426cm">
          <draw:image xlink:href="Pictures/1000080300000299000001A5165FC1FD2DC1B05E.svg" xlink:type="simple" xlink:show="embed" xlink:actuate="onLoad" draw:mime-type="image/svg+xml">
            <text:p/>
          </draw:image>
          <draw:image xlink:href="Pictures/1000000100000021000000153DAE4C4E78D401EE.png" xlink:type="simple" xlink:show="embed" xlink:actuate="onLoad" draw:mime-type="image/png"/>
        </draw:frame>
        <draw:frame draw:style-name="gr7" draw:text-style-name="P2" draw:layer="layout" svg:width="0.664cm" svg:height="0.42cm" svg:x="4.325cm" svg:y="1.626cm">
          <draw:image xlink:href="Pictures/100008CD00000299000001A5287BA1E267DB4493.svg" xlink:type="simple" xlink:show="embed" xlink:actuate="onLoad" draw:mime-type="image/svg+xml">
            <text:p/>
          </draw:image>
          <draw:image xlink:href="Pictures/100000010000002100000015943045F94521CA0C.png" xlink:type="simple" xlink:show="embed" xlink:actuate="onLoad" draw:mime-type="image/png"/>
        </draw:frame>
        <draw:frame draw:style-name="gr7" draw:text-style-name="P2" draw:layer="layout" svg:width="0.664cm" svg:height="0.419cm" svg:x="4.325cm" svg:y="2.526cm">
          <draw:image xlink:href="Pictures/1000098900000299000001A458C3EDD424E23F47.svg" xlink:type="simple" xlink:show="embed" xlink:actuate="onLoad" draw:mime-type="image/svg+xml">
            <text:p/>
          </draw:image>
          <draw:image xlink:href="Pictures/1000000100000021000000158DB55B13844114D9.png" xlink:type="simple" xlink:show="embed" xlink:actuate="onLoad" draw:mime-type="image/png"/>
        </draw:frame>
        <draw:frame draw:style-name="gr7" draw:text-style-name="P2" draw:layer="layout" svg:width="1.097cm" svg:height="0.444cm" svg:x="0.608cm" svg:y="2.514cm">
          <draw:image xlink:href="Pictures/100009510000044A000001BD43ACD18247B623BA.svg" xlink:type="simple" xlink:show="embed" xlink:actuate="onLoad" draw:mime-type="image/svg+xml">
            <text:p/>
          </draw:image>
          <draw:image xlink:href="Pictures/100000010000003700000016ED3B9BEA53E948A2.png" xlink:type="simple" xlink:show="embed" xlink:actuate="onLoad" draw:mime-type="image/png"/>
        </draw:frame>
        <draw:frame draw:style-name="gr7" draw:text-style-name="P2" draw:layer="layout" svg:width="1.097cm" svg:height="0.444cm" svg:x="0.608cm" svg:y="3.314cm">
          <draw:image xlink:href="Pictures/10000B3E0000044A000001BD5F9944AF7FA410A3.svg" xlink:type="simple" xlink:show="embed" xlink:actuate="onLoad" draw:mime-type="image/svg+xml">
            <text:p/>
          </draw:image>
          <draw:image xlink:href="Pictures/1000000100000037000000165356CA92A869A790.png" xlink:type="simple" xlink:show="embed" xlink:actuate="onLoad" draw:mime-type="image/png"/>
        </draw:frame>
        <draw:frame draw:style-name="gr7" draw:text-style-name="P2" draw:layer="layout" svg:width="1.097cm" svg:height="0.444cm" svg:x="0.608cm" svg:y="4.114cm">
          <draw:image xlink:href="Pictures/10000BFA0000044A000001BDDC30F06DBB3DBD6B.svg" xlink:type="simple" xlink:show="embed" xlink:actuate="onLoad" draw:mime-type="image/svg+xml">
            <text:p/>
          </draw:image>
          <draw:image xlink:href="Pictures/1000000100000037000000164C41DD912C08617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2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8T21:08:57.445425533</meta:creation-date>
    <dc:date>2021-10-18T22:07:04.490910176</dc:date>
    <meta:editing-duration>PT35M14S</meta:editing-duration>
    <meta:editing-cycles>12</meta:editing-cycles>
    <meta:generator>LibreOffice/7.2.0.4$MacOSX_AARCH64 LibreOffice_project/9a9c6381e3f7a62afc1329bd359cc48accb6435b</meta:generator>
    <meta:document-statistic meta:object-count="20"/>
  </office:meta>
</office:document-meta>
</file>